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0.86pt"/>
    </style:style>
    <style:style style:name="co2" style:family="table-column">
      <style:table-column-properties fo:break-before="auto" style:column-width="224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ROSS VALIDATION ACCURACY</text:p>
          </table:table-cell>
          <table:table-cell/>
          <table:table-cell office:value-type="string" calcext:value-type="string">
            <text:p>The data is standard scaled and the test dataset contains 100 matches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3416" calcext:value-type="float">
            <text:p>0.53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haistic Gradient Descent</text:p>
          </table:table-cell>
          <table:table-cell office:value-type="float" office:value="0.50408" calcext:value-type="float">
            <text:p>0.50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Forest Classifier</text:p>
          </table:table-cell>
          <table:table-cell office:value-type="float" office:value="0.47892" calcext:value-type="float">
            <text:p>0.47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Nearest Neighbour Classifier</text:p>
          </table:table-cell>
          <table:table-cell office:value-type="float" office:value="0.45187" calcext:value-type="float">
            <text:p>0.45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Tuned K Nearest Neighbour Classifier</text:p>
          </table:table-cell>
          <table:table-cell office:value-type="float" office:value="0.51773" calcext:value-type="float">
            <text:p>0.51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SVM One vs The Rest</text:p>
          </table:table-cell>
          <table:table-cell office:value-type="float" office:value="0.53667" calcext:value-type="float">
            <text:p>0.53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 Boost Classifier</text:p>
          </table:table-cell>
          <table:table-cell office:value-type="float" office:value="0.52294" calcext:value-type="float">
            <text:p>0.52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Tuned XG Boost Classifier</text:p>
          </table:table-cell>
          <table:table-cell office:value-type="float" office:value="0.53402" calcext:value-type="float">
            <text:p>0.534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9:22:12.353842212</meta:creation-date>
    <meta:generator>LibreOffice/6.0.7.3$Linux_X86_64 LibreOffice_project/00m0$Build-3</meta:generator>
    <dc:date>2020-04-07T19:29:56.006008943</dc:date>
    <meta:editing-duration>PT7M47S</meta:editing-duration>
    <meta:editing-cycles>1</meta:editing-cycles>
    <meta:document-statistic meta:table-count="1" meta:cell-count="19" meta:object-count="0"/>
  </office:meta>
</office:document-meta>
</file>